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8f78" officeooo:paragraph-rsid="001c8f78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3" svg:width="3.125cm" svg:height="0.77cm" svg:x="6.516cm" svg:y="-0.067cm"><text:p text:style-name="P2"><text:span text:style-name="T1">LOGIN</text:span></text:p></draw:rect><draw:custom-shape text:anchor-type="paragraph" draw:z-index="1" draw:style-name="gr2" svg:width="0.768cm" svg:height="2.777cm" svg:x="7.627cm" svg:y="0.7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556cm" svg:height="1.8cm" svg:x="-1.633cm" svg:y="3.58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style-name="gr2" svg:width="0.609cm" svg:height="1.11cm" svg:x="7.786cm" svg:y="3.58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" draw:style-name="gr1" draw:text-style-name="P2" svg:width="3.07cm" svg:height="0.715cm" svg:x="-1.977cm" svg:y="5.357cm"><text:p text:style-name="P2">STUDENT</text:p></draw:rect><draw:rect text:anchor-type="paragraph" draw:z-index="7" draw:style-name="gr1" draw:text-style-name="P2" svg:width="2.594cm" svg:height="0.609cm" svg:x="6.807cm" svg:y="4.695cm"><text:p text:style-name="P2">TPO</text:p></draw:rect><draw:custom-shape text:anchor-type="paragraph" draw:z-index="9" draw:style-name="gr4" draw:text-style-name="P3" svg:width="3.493cm" svg:height="3.047cm" svg:x="3.87cm" svg:y="12.077cm"><text:p text:style-name="P2"><text:span text:style-name="T1">ENTER</text:span></text:p><text:p text:style-name="P2"><text:span text:style-name="T1">VERIFICATION</text:span></text:p><text:p text:style-name="P2"><text:span text:style-name="T1">COD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style-name="gr2" svg:width="0.689cm" svg:height="1.535cm" svg:x="-0.972cm" svg:y="6.07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1" draw:style-name="gr5" draw:text-style-name="P2" svg:x1="-1.85cm" svg:y1="7.606cm" svg:x2="18.523cm" svg:y2="7.606cm"><text:p/></draw:line><draw:line text:anchor-type="paragraph" draw:z-index="2" draw:style-name="gr3" draw:text-style-name="P3" svg:x1="-1.422cm" svg:y1="3.586cm" svg:x2="17.998cm" svg:y2="3.586cm"><text:p/></draw:line><draw:custom-shape text:anchor-type="paragraph" draw:z-index="12" draw:style-name="gr6" svg:width="0.662cm" svg:height="2.038cm" svg:x="-1.607cm" svg:y="7.6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3" draw:style-name="gr7" draw:text-style-name="P2" svg:width="2.435cm" svg:height="1.165cm" svg:x="-1.977cm" svg:y="9.67cm"><text:p text:style-name="P2">UPDATE</text:p><text:p text:style-name="P2">PROFILE</text:p></draw:rect><draw:custom-shape text:anchor-type="paragraph" draw:z-index="14" draw:style-name="gr6" svg:width="0.715cm" svg:height="2.012cm" svg:x="5.114cm" svg:y="7.6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5" draw:style-name="gr7" draw:text-style-name="P2" svg:width="2.832cm" svg:height="1.138cm" svg:x="4.187cm" svg:y="9.696cm"><text:p text:style-name="P2">INCAMPUS</text:p></draw:rect><draw:custom-shape text:anchor-type="paragraph" draw:z-index="16" draw:style-name="gr6" svg:width="0.795cm" svg:height="2.012cm" svg:x="11.225cm" svg:y="7.6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7" draw:style-name="gr7" draw:text-style-name="P2" svg:width="2.779cm" svg:height="1.033cm" svg:x="10.379cm" svg:y="9.617cm"><text:p text:style-name="P2">POOL</text:p><text:p text:style-name="P2">CAMPUS</text:p></draw:rect><draw:custom-shape text:anchor-type="paragraph" draw:z-index="18" draw:style-name="gr6" svg:width="1.033cm" svg:height="1.985cm" svg:x="16.808cm" svg:y="7.6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9" draw:style-name="gr7" draw:text-style-name="P2" svg:width="2.752cm" svg:height="1.086cm" svg:x="15.988cm" svg:y="9.59cm"><text:p text:style-name="P2">OFF</text:p><text:p text:style-name="P2">CAMPUS</text:p></draw:rect><draw:custom-shape text:anchor-type="paragraph" draw:z-index="20" draw:style-name="gr6" svg:width="0.715cm" svg:height="1.218cm" svg:x="5.246cm" svg:y="10.8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1" draw:style-name="gr5" draw:text-style-name="P2" svg:x1="7.362cm" svg:y1="13.585cm" svg:x2="8.791cm" svg:y2="13.585cm"><text:p/></draw:line><draw:line text:anchor-type="paragraph" draw:z-index="22" draw:style-name="gr5" draw:text-style-name="P2" svg:x1="8.791cm" svg:y1="11.522cm" svg:x2="8.791cm" svg:y2="13.586cm"><text:p/></draw:line><draw:custom-shape text:anchor-type="paragraph" draw:z-index="23" draw:style-name="gr6" svg:width="2.991cm" svg:height="0.424cm" svg:x="5.801cm" svg:y="11.3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4" draw:style-name="gr8" svg:width="0.874cm" svg:height="0.583cm" svg:x="7.918cm" svg:y="12.315cm"><draw:text-box><text:p>NO</text:p></draw:text-box></draw:frame><draw:custom-shape text:anchor-type="paragraph" draw:z-index="25" draw:style-name="gr6" draw:text-style-name="P4" svg:width="0.639cm" svg:height="1.479cm" svg:x="5.299cm" svg:y="15.1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6" draw:style-name="gr9" svg:width="1.059cm" svg:height="0.662cm" svg:x="4.24cm" svg:y="15.887cm"><draw:text-box><text:p>YES</text:p></draw:text-box></draw:frame><draw:rect text:anchor-type="paragraph" draw:z-index="27" draw:style-name="gr7" draw:text-style-name="P2" svg:width="4.287cm" svg:height="1.165cm" svg:x="3.711cm" svg:y="16.602cm"><text:p text:style-name="P2">SELECT</text:p><text:p text:style-name="P2">COMPANY</text:p></draw:rect><draw:custom-shape text:anchor-type="paragraph" draw:z-index="28" draw:style-name="gr6" svg:width="0.742cm" svg:height="1.377cm" svg:x="5.352cm" svg:y="17.76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29" draw:style-name="gr7" draw:text-style-name="P2" svg:width="4.287cm" svg:height="1.165cm" svg:x="3.552cm" svg:y="19.142cm"><text:p text:style-name="P2">SELECT JOB</text:p></draw:rect><draw:custom-shape text:anchor-type="paragraph" draw:z-index="30" draw:style-name="gr6" svg:width="0.636cm" svg:height="1.668cm" svg:x="5.378cm" svg:y="20.3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31" draw:style-name="gr7" draw:text-style-name="P2" svg:width="4.049cm" svg:height="0.953cm" svg:x="3.685cm" svg:y="21.973cm"><text:p text:style-name="P2">APPLY JOB</text:p></draw:rect><draw:custom-shape text:anchor-type="paragraph" draw:z-index="32" draw:style-name="gr6" svg:width="0.768cm" svg:height="1.879cm" svg:x="5.378cm" svg:y="22.9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33" draw:style-name="gr7" draw:text-style-name="P2" svg:width="4.102cm" svg:height="0.9cm" svg:x="3.738cm" svg:y="24.883cm"><text:p text:style-name="P2">CONFIRMED</text:p></draw:rect><draw:custom-shape text:anchor-type="paragraph" draw:z-index="34" draw:style-name="gr6" svg:width="0.662cm" svg:height="1.059cm" svg:x="11.622cm" svg:y="10.64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5" draw:style-name="gr10" draw:text-style-name="P4" svg:width="2.384cm" svg:height="2.04cm" svg:x="10.776cm" svg:y="11.707cm"><text:p><text:span text:style-name="T1">COLLEG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36" draw:style-name="gr5" draw:text-style-name="P2" svg:x1="10.776cm" svg:y1="12.739cm" svg:x2="9.744cm" svg:y2="12.739cm"><text:p/></draw:line><draw:line text:anchor-type="paragraph" draw:z-index="37" draw:style-name="gr5" draw:text-style-name="P2" svg:x1="9.744cm" svg:y1="11.469cm" svg:x2="9.744cm" svg:y2="12.739cm"><text:p/></draw:line><draw:custom-shape text:anchor-type="paragraph" draw:z-index="38" draw:style-name="gr6" svg:width="0.953cm" svg:height="0.477cm" svg:x="8.791cm" svg:y="11.3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9" draw:style-name="gr11" svg:width="1.191cm" svg:height="0.503cm" svg:x="9.744cm" svg:y="12.236cm"><draw:text-box><text:p>SAME</text:p></draw:text-box></draw:frame><draw:custom-shape text:anchor-type="paragraph" draw:z-index="40" draw:style-name="gr6" svg:width="0.742cm" svg:height="1.509cm" svg:x="11.569cm" svg:y="13.7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41" draw:style-name="gr12" svg:width="2.408cm" svg:height="0.489cm" svg:x="9.162cm" svg:y="14.141cm"><draw:text-box><text:p>DIFFERENT</text:p></draw:text-box></draw:frame><draw:rect text:anchor-type="paragraph" draw:z-index="42" draw:style-name="gr7" draw:text-style-name="P2" svg:width="4.181cm" svg:height="1.086cm" svg:x="9.902cm" svg:y="15.252cm"><text:p text:style-name="P2">SELECT COMPANY</text:p></draw:rect><draw:custom-shape text:anchor-type="paragraph" draw:z-index="43" draw:style-name="gr6" svg:width="0.715cm" svg:height="1.297cm" svg:x="11.622cm" svg:y="16.33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4" draw:style-name="gr7" draw:text-style-name="P2" svg:width="4.022cm" svg:height="0.98cm" svg:x="9.955cm" svg:y="17.634cm"><text:p text:style-name="P2">SELECT JOB</text:p></draw:rect><draw:custom-shape text:anchor-type="paragraph" draw:z-index="45" draw:style-name="gr6" svg:width="0.689cm" svg:height="1.615cm" svg:x="11.702cm" svg:y="18.6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6" draw:style-name="gr7" draw:text-style-name="P3" svg:width="4.315cm" svg:height="0.929cm" svg:x="9.955cm" svg:y="20.227cm"><text:p text:style-name="P3">PAY U MONEY</text:p></draw:rect><draw:custom-shape text:anchor-type="paragraph" draw:z-index="47" draw:style-name="gr6" svg:width="0.609cm" svg:height="1.613cm" svg:x="11.755cm" svg:y="21.1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48" draw:style-name="gr7" draw:text-style-name="P2" svg:width="4.393cm" svg:height="0.927cm" svg:x="9.955cm" svg:y="22.714cm"><text:p text:style-name="P2">APPLY JOB</text:p></draw:rect><draw:custom-shape text:anchor-type="paragraph" draw:z-index="49" draw:style-name="gr6" svg:width="0.715cm" svg:height="1.482cm" svg:x="11.807cm" svg:y="23.6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1" draw:style-name="gr6" svg:width="0.795cm" svg:height="1.8cm" svg:x="16.94cm" svg:y="10.6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2" draw:style-name="gr7" draw:text-style-name="P2" svg:width="3.573cm" svg:height="0.9cm" svg:x="15.427cm" svg:y="12.474cm"><text:p text:style-name="P2">SELECT</text:p><text:p text:style-name="P2">COMPANY</text:p></draw:rect><draw:custom-shape text:anchor-type="paragraph" draw:z-index="53" draw:style-name="gr6" svg:width="0.874cm" svg:height="2.197cm" svg:x="16.914cm" svg:y="13.3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4" draw:style-name="gr7" draw:text-style-name="P2" svg:width="3.652cm" svg:height="0.847cm" svg:x="15.326cm" svg:y="15.543cm"><text:p text:style-name="P2">SELECT JOB</text:p></draw:rect><draw:custom-shape text:anchor-type="paragraph" draw:z-index="55" draw:style-name="gr6" svg:width="0.874cm" svg:height="2.514cm" svg:x="17.02cm" svg:y="16.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6" draw:style-name="gr7" draw:text-style-name="P2" svg:width="3.599cm" svg:height="0.98cm" svg:x="15.401cm" svg:y="18.93cm"><text:p text:style-name="P2">PAY U MONEY</text:p></draw:rect><draw:custom-shape text:anchor-type="paragraph" draw:z-index="57" draw:style-name="gr6" svg:width="0.9cm" svg:height="2.065cm" svg:x="17.073cm" svg:y="19.9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8" draw:style-name="gr7" draw:text-style-name="P2" svg:width="3.493cm" svg:height="1.006cm" svg:x="15.508cm" svg:y="22.026cm"><text:p text:style-name="P2">APPLY JOB</text:p></draw:rect><draw:custom-shape text:anchor-type="paragraph" draw:z-index="59" draw:style-name="gr6" svg:width="0.9cm" svg:height="1.853cm" svg:x="17.046cm" svg:y="23.03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0" draw:style-name="gr7" draw:text-style-name="P2" svg:width="3.282cm" svg:height="0.9cm" svg:x="15.697cm" svg:y="24.883cm"><text:p text:style-name="P2">CONFIRMED</text:p></draw:rect><draw:custom-shape text:anchor-type="paragraph" draw:z-index="61" draw:style-name="gr6" svg:width="0.662cm" svg:height="1.086cm" svg:x="7.706cm" svg:y="5.3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2" draw:style-name="gr10" svg:width="0.953cm" svg:height="0.927cm" svg:x="7.574cm" svg:y="6.389cm"><text:p text:style-name="P2">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 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5" draw:style-name="gr2" svg:width="0.69cm" svg:height="1.163cm" svg:x="17.787cm" svg:y="0.1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rect text:anchor-type="paragraph" draw:z-index="8" draw:style-name="gr1" draw:text-style-name="P2" svg:width="2.567cm" svg:height="0.715cm" svg:x="16.411cm" svg:y="0.393cm"><text:p text:style-name="P2">COMPANY</text:p></draw:rect></text:p>
      <text:p text:style-name="P1"/>
      <text:p text:style-name="P1"><draw:custom-shape text:anchor-type="paragraph" draw:z-index="93" draw:style-name="gr6" svg:width="0.636cm" svg:height="0.953cm" svg:x="17.787cm" svg:y="0.1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94" draw:style-name="gr10" draw:text-style-name="P3" svg:width="1.112cm" svg:height="0.981cm" svg:x="17.575cm" svg:y="0.113cm"><text:p text:style-name="P3">2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50" draw:style-name="gr7" draw:text-style-name="P2" svg:width="3.864cm" svg:height="0.768cm" svg:x="10.273cm" svg:y="0.187cm"><text:p text:style-name="P2">CONFIRMED</text:p></draw:rect></text:p>
      <text:p text:style-name="P1"><draw:rect text:anchor-type="paragraph" draw:z-index="92" draw:style-name="gr7" draw:text-style-name="P2" svg:width="3.255cm" svg:height="0.98cm" svg:x="11.94cm" svg:y="19.447cm"><text:p text:style-name="P2">NO</text:p><text:p text:style-name="P2">NOTIFICATION</text:p></draw:rect><draw:frame text:anchor-type="paragraph" draw:z-index="91" draw:style-name="gr11" svg:width="1.218cm" svg:height="0.503cm" svg:x="9.426cm" svg:y="19.182cm"><draw:text-box><text:p>NO</text:p></draw:text-box></draw:frame><draw:custom-shape text:anchor-type="paragraph" draw:z-index="90" draw:style-name="gr6" svg:width="2.991cm" svg:height="0.742cm" svg:x="8.95cm" svg:y="19.6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9" draw:style-name="gr13" svg:width="1.191cm" svg:height="0.489cm" svg:x="6.145cm" svg:y="21.564cm"><draw:text-box><text:p>YES</text:p></draw:text-box></draw:frame><draw:rect text:anchor-type="paragraph" draw:z-index="88" draw:style-name="gr7" draw:text-style-name="P2" svg:width="3.202cm" svg:height="1.086cm" svg:x="5.987cm" svg:y="22.939cm"><text:p text:style-name="P2">SEND</text:p><text:p text:style-name="P2">NOTIFICATION</text:p></draw:rect><draw:custom-shape text:anchor-type="paragraph" draw:z-index="87" draw:style-name="gr6" svg:width="0.795cm" svg:height="1.773cm" svg:x="7.177cm" svg:y="21.1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6" draw:style-name="gr10" svg:width="2.805cm" svg:height="2.276cm" svg:x="6.145cm" svg:y="18.891cm"><text:p>ELIGIBLE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85" draw:style-name="gr6" svg:width="0.636cm" svg:height="1.851cm" svg:x="7.23cm" svg:y="17.0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84" draw:style-name="gr7" draw:text-style-name="P3" svg:width="4.024cm" svg:height="1.061cm" svg:x="5.484cm" svg:y="16.007cm"><text:p text:style-name="P3">JOB PROFILE</text:p></draw:rect><draw:custom-shape text:anchor-type="paragraph" draw:z-index="83" draw:style-name="gr6" svg:width="0.742cm" svg:height="1.694cm" svg:x="7.151cm" svg:y="14.3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82" draw:style-name="gr5" draw:text-style-name="P2" svg:x1="0.113cm" svg:y1="14.314cm" svg:x2="15.141cm" svg:y2="14.34cm"><text:p/></draw:line><draw:custom-shape text:anchor-type="paragraph" draw:z-index="81" draw:style-name="gr6" svg:width="0.742cm" svg:height="1.218cm" svg:x="14.797cm" svg:y="13.1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0" draw:style-name="gr6" svg:width="0.636cm" svg:height="1.244cm" svg:x="-0.231cm" svg:y="13.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79" draw:style-name="gr7" draw:text-style-name="P2" svg:width="3.043cm" svg:height="1.086cm" svg:x="13.765cm" svg:y="12.039cm"><text:p text:style-name="P2">POOL</text:p><text:p text:style-name="P2">CAMPUS</text:p></draw:rect><draw:rect text:anchor-type="paragraph" draw:z-index="78" draw:style-name="gr7" draw:text-style-name="P2" svg:width="3.096cm" svg:height="1.191cm" svg:x="-1.501cm" svg:y="11.88cm"><text:p text:style-name="P2">INCAMPUS</text:p></draw:rect><draw:custom-shape text:anchor-type="paragraph" draw:z-index="77" draw:style-name="gr6" svg:width="0.636cm" svg:height="2.038cm" svg:x="14.903cm" svg:y="10.0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6" draw:style-name="gr6" svg:width="0.609cm" svg:height="1.853cm" svg:x="-0.231cm" svg:y="10.0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75" draw:style-name="gr5" draw:text-style-name="P2" svg:x1="0.086cm" svg:y1="10.001cm" svg:x2="15.167cm" svg:y2="10.001cm"><text:p/></draw:line><draw:custom-shape text:anchor-type="paragraph" draw:z-index="74" draw:style-name="gr6" svg:width="0.689cm" svg:height="1.535cm" svg:x="7.257cm" svg:y="8.46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73" draw:style-name="gr7" draw:text-style-name="P2" svg:width="3.546cm" svg:height="1.033cm" svg:x="5.881cm" svg:y="7.435cm"><text:p text:style-name="P2">CREATE</text:p><text:p text:style-name="P2">JOB</text:p></draw:rect><draw:custom-shape text:anchor-type="paragraph" draw:z-index="72" draw:style-name="gr6" draw:text-style-name="P4" svg:width="0.694cm" svg:height="1.754cm" svg:x="7.204cm" svg:y="5.6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71" draw:style-name="gr7" draw:text-style-name="P2" svg:width="2.7cm" svg:height="1.509cm" svg:x="16.3cm" svg:y="4.736cm"><text:p text:style-name="P2">VIEW</text:p><text:p text:style-name="P2">STUDENT</text:p><text:p text:style-name="P2">PROFILE</text:p></draw:rect><draw:custom-shape text:anchor-type="paragraph" draw:z-index="70" draw:style-name="gr6" svg:width="0.821cm" svg:height="1.694cm" svg:x="17.231cm" svg:y="3.0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9" draw:style-name="gr7" draw:text-style-name="P2" svg:width="3.282cm" svg:height="1.006cm" svg:x="6.013cm" svg:y="4.63cm"><text:p text:style-name="P2">CREATE</text:p><text:p text:style-name="P2">COMPANY</text:p></draw:rect><draw:custom-shape text:anchor-type="paragraph" draw:z-index="68" draw:style-name="gr6" svg:width="0.821cm" svg:height="1.588cm" svg:x="7.177cm" svg:y="3.0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67" draw:style-name="gr7" draw:text-style-name="P2" svg:width="2.647cm" svg:height="1.086cm" svg:x="-1.422cm" svg:y="4.524cm"><text:p text:style-name="P2">UPDATE</text:p><text:p text:style-name="P2">PROFILE</text:p></draw:rect><draw:custom-shape text:anchor-type="paragraph" draw:z-index="66" draw:style-name="gr6" draw:text-style-name="P4" svg:width="0.692cm" svg:height="1.484cm" svg:x="-0.496cm" svg:y="3.0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65" draw:style-name="gr5" draw:text-style-name="P2" svg:x1="-0.337cm" svg:y1="3.043cm" svg:x2="17.734cm" svg:y2="3.043cm"><text:p/></draw:line><draw:custom-shape text:anchor-type="paragraph" draw:z-index="64" draw:style-name="gr6" svg:width="0.662cm" svg:height="1.747cm" svg:x="7.336cm" svg:y="1.29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3" draw:style-name="gr10" draw:text-style-name="P2" svg:width="1.482cm" svg:height="1.324cm" svg:x="6.913cm" svg:y="-0.026cm"><text:p text:style-name="P2">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124" draw:style-name="gr7" draw:text-style-name="P2" svg:width="3.943cm" svg:height="1.033cm" svg:x="15.035cm" svg:y="14.54cm"><text:p text:style-name="P2">JOB</text:p><text:p text:style-name="P2">RESCHEDULED</text:p></draw:rect><draw:custom-shape text:anchor-type="paragraph" draw:z-index="123" draw:style-name="gr6" svg:width="0.715cm" svg:height="2.17cm" svg:x="16.596cm" svg:y="12.29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22" draw:style-name="gr7" draw:text-style-name="P2" svg:width="3.626cm" svg:height="1.535cm" svg:x="15.062cm" svg:y="10.756cm"><text:p text:style-name="P2">PAY</text:p><text:p text:style-name="P2">U</text:p><text:p text:style-name="P2">MONEY</text:p></draw:rect><draw:frame text:anchor-type="paragraph" draw:z-index="121" draw:style-name="gr15" svg:width="1.297cm" svg:height="0.715cm" svg:x="17.681cm" svg:y="9.116cm"><draw:text-box><text:p>&gt;3</text:p></draw:text-box></draw:frame><draw:custom-shape text:anchor-type="paragraph" draw:z-index="120" draw:style-name="gr6" svg:width="0.847cm" svg:height="2.594cm" svg:x="16.491cm" svg:y="8.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19" draw:style-name="gr7" draw:text-style-name="P2" svg:width="3.652cm" svg:height="1.297cm" svg:x="9.982cm" svg:y="7.846cm"><text:p text:style-name="P2">JOB</text:p><text:p text:style-name="P2">RESCHEDULED</text:p></draw:rect><draw:frame text:anchor-type="paragraph" draw:z-index="118" draw:style-name="gr14" svg:width="1.694cm" svg:height="0.609cm" svg:x="12.945cm" svg:y="6.073cm"><draw:text-box><text:p>&lt;=3</text:p></draw:text-box></draw:frame><draw:custom-shape text:anchor-type="paragraph" draw:z-index="117" draw:style-name="gr6" svg:width="0.821cm" svg:height="1.932cm" svg:x="11.331cm" svg:y="5.91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16" draw:style-name="gr5" draw:text-style-name="P2" svg:x1="14.823cm" svg:y1="5.914cm" svg:x2="11.913cm" svg:y2="5.914cm"><text:p/></draw:line><draw:custom-shape text:anchor-type="paragraph" draw:z-index="115" draw:style-name="gr10" draw:text-style-name="P5" svg:width="4.174cm" svg:height="4.472cm" svg:x="14.829cm" svg:y="3.718cm"><text:p text:style-name="P2">RESCHEDULE</text:p><text:p text:style-name="P2">JOB</text:p><text:p text:style-name="P2">OR</text:p><text:p text:style-name="P2">INTERVIEW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rect text:anchor-type="paragraph" draw:z-index="114" draw:style-name="gr7" draw:text-style-name="P2" svg:width="2.938cm" svg:height="1.482cm" svg:x="2.732cm" svg:y="9.671cm"><text:p text:style-name="P2">JOB</text:p><text:p text:style-name="P2">CREATED</text:p></draw:rect><draw:custom-shape text:anchor-type="paragraph" draw:z-index="113" draw:style-name="gr6" svg:width="0.636cm" svg:height="1.721cm" svg:x="3.87cm" svg:y="7.97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12" draw:style-name="gr7" draw:text-style-name="P2" svg:width="2.408cm" svg:height="1.694cm" svg:x="3.156cm" svg:y="6.285cm"><text:p text:style-name="P2">CREATE</text:p><text:p text:style-name="P2">JOB</text:p><text:p text:style-name="P2">PROFILE</text:p></draw:rect><draw:custom-shape text:anchor-type="paragraph" draw:z-index="111" draw:style-name="gr6" svg:width="0.556cm" svg:height="1.456cm" svg:x="3.949cm" svg:y="4.8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10" draw:style-name="gr7" draw:text-style-name="P2" svg:width="2.435cm" svg:height="0.9cm" svg:x="-1.951cm" svg:y="12.952cm"><text:p text:style-name="P2">JOB</text:p><text:p text:style-name="P2">CANCELLED</text:p></draw:rect><draw:custom-shape text:anchor-type="paragraph" draw:z-index="109" draw:style-name="gr6" svg:width="0.609cm" svg:height="1.562cm" svg:x="-0.998cm" svg:y="11.3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08" draw:style-name="gr7" draw:text-style-name="P2" svg:width="2.62cm" svg:height="1.615cm" svg:x="-2.083cm" svg:y="9.751cm"><text:p text:style-name="P2">MONEY</text:p><text:p text:style-name="P2">RETURNED</text:p><text:p text:style-name="P2">TO STUDENT</text:p></draw:rect><draw:custom-shape text:anchor-type="paragraph" draw:z-index="107" draw:style-name="gr6" svg:width="0.609cm" svg:height="1.588cm" svg:x="-1.078cm" svg:y="8.1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06" draw:style-name="gr7" draw:text-style-name="P2" svg:width="2.514cm" svg:height="2.197cm" svg:x="-1.977cm" svg:y="5.994cm"><text:p text:style-name="P2">2xMONEY</text:p><text:p text:style-name="P2">RETURN</text:p><text:p text:style-name="P2">OF STUDENT</text:p><text:p text:style-name="P2">APPLIED</text:p></draw:rect><draw:custom-shape text:anchor-type="paragraph" draw:z-index="105" draw:style-name="gr6" svg:width="0.503cm" svg:height="1.322cm" svg:x="-1.078cm" svg:y="4.67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04" draw:style-name="gr7" draw:text-style-name="P2" svg:width="2.964cm" svg:height="0.98cm" svg:x="10.379cm" svg:y="3.798cm"><text:p text:style-name="P2">UPDATE</text:p><text:p text:style-name="P2">PROFILE</text:p></draw:rect><draw:rect text:anchor-type="paragraph" draw:z-index="103" draw:style-name="gr7" draw:text-style-name="P2" svg:width="2.726cm" svg:height="0.927cm" svg:x="2.944cm" svg:y="3.877cm"><text:p text:style-name="P2">CREATE</text:p><text:p text:style-name="P2">JOB</text:p></draw:rect><draw:rect text:anchor-type="paragraph" draw:z-index="102" draw:style-name="gr7" draw:text-style-name="P3" svg:width="2.543cm" svg:height="0.929cm" svg:x="-1.977cm" svg:y="3.745cm"><text:p text:style-name="P3">CANCEL </text:p><text:p text:style-name="P3">JOB</text:p></draw:rect><draw:custom-shape text:anchor-type="paragraph" draw:z-index="101" draw:style-name="gr6" svg:width="0.609cm" svg:height="1.191cm" svg:x="16.623cm" svg:y="2.4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0" draw:style-name="gr6" svg:width="0.609cm" svg:height="1.271cm" svg:x="11.543cm" svg:y="2.4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9" draw:style-name="gr6" svg:width="0.636cm" svg:height="1.403cm" svg:x="3.976cm" svg:y="2.4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8" draw:style-name="gr6" svg:width="0.583cm" svg:height="1.297cm" svg:x="-1.131cm" svg:y="2.4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97" draw:style-name="gr5" draw:text-style-name="P3" svg:x1="-0.866cm" svg:y1="2.475cm" svg:x2="17.073cm" svg:y2="2.475cm"><text:p/></draw:line><draw:custom-shape text:anchor-type="paragraph" draw:z-index="96" draw:style-name="gr6" svg:width="0.556cm" svg:height="1.403cm" svg:x="7.971cm" svg:y="1.0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5" draw:style-name="gr10" draw:text-style-name="P2" svg:width="1.403cm" svg:height="1.191cm" svg:x="7.521cm" svg:y="-0.145cm"><text:p text:style-name="P2">2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125" draw:style-name="gr7" draw:text-style-name="P2" svg:width="6.615cm" svg:height="1.165cm" svg:x="5.749cm" svg:y="-0.051cm"><text:p text:style-name="P2">REGISTRATION</text:p></draw:rect><draw:line text:anchor-type="paragraph" draw:z-index="126" draw:style-name="gr5" draw:text-style-name="P2" svg:x1="8.871cm" svg:y1="1.113cm" svg:x2="8.871cm" svg:y2="2.092cm"><text:p/></draw:line><draw:line text:anchor-type="paragraph" draw:z-index="127" draw:style-name="gr5" draw:text-style-name="P3" svg:x1="-0.152cm" svg:y1="2.118cm" svg:x2="17.815cm" svg:y2="2.118cm"><text:p/></draw:line><draw:custom-shape text:anchor-type="paragraph" draw:z-index="128" draw:style-name="gr6" draw:text-style-name="P4" svg:width="0.639cm" svg:height="1.592cm" svg:x="-0.31cm" svg:y="2.1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9" draw:style-name="gr6" svg:width="0.556cm" svg:height="1.694cm" svg:x="8.606cm" svg:y="2.1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0" draw:style-name="gr6" svg:width="0.583cm" svg:height="1.721cm" svg:x="17.549cm" svg:y="2.11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31" draw:style-name="gr7" draw:text-style-name="P2" svg:width="3.043cm" svg:height="0.874cm" svg:x="-1.475cm" svg:y="3.732cm"><text:p text:style-name="P2">STUDENT</text:p></draw:rect><draw:rect text:anchor-type="paragraph" draw:z-index="132" draw:style-name="gr7" draw:text-style-name="P3" svg:width="3.576cm" svg:height="0.825cm" svg:x="7.071cm" svg:y="3.812cm"><text:p text:style-name="P3">TPO</text:p></draw:rect><draw:rect text:anchor-type="paragraph" draw:z-index="133" draw:style-name="gr7" draw:text-style-name="P2" svg:width="2.541cm" svg:height="0.795cm" svg:x="16.438cm" svg:y="3.838cm"><text:p text:style-name="P2">COMPANY</text:p></draw:rect><draw:custom-shape text:anchor-type="paragraph" draw:z-index="134" draw:style-name="gr6" draw:text-style-name="P4" svg:width="0.558cm" svg:height="1.539cm" svg:x="-0.205cm" svg:y="4.6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35" draw:style-name="gr7" draw:text-style-name="P2" svg:width="3.414cm" svg:height="0.9cm" svg:x="-1.554cm" svg:y="6.14cm"><text:p text:style-name="P2">ENTER</text:p><text:p text:style-name="P2">DETAIL</text:p></draw:rect><draw:custom-shape text:anchor-type="paragraph" draw:z-index="136" draw:style-name="gr6" draw:text-style-name="P4" svg:width="0.592cm" svg:height="1.703cm" svg:x="-0.258cm" svg:y="7.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37" draw:style-name="gr7" draw:text-style-name="P2" svg:width="3.043cm" svg:height="0.715cm" svg:x="-1.501cm" svg:y="8.733cm"><text:p text:style-name="P2">OTP</text:p></draw:rect><draw:custom-shape text:anchor-type="paragraph" draw:z-index="138" draw:style-name="gr6" svg:width="0.662cm" svg:height="1.8cm" svg:x="-0.284cm" svg:y="9.44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39" draw:style-name="gr7" draw:text-style-name="P2" svg:width="3.229cm" svg:height="0.874cm" svg:x="-1.607cm" svg:y="11.273cm"><text:p text:style-name="P2">CONFIRMATION</text:p></draw:rect><draw:custom-shape text:anchor-type="paragraph" draw:z-index="140" draw:style-name="gr6" draw:text-style-name="P4" svg:width="0.664cm" svg:height="1.777cm" svg:x="-0.31cm" svg:y="12.14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41" draw:style-name="gr7" draw:text-style-name="P2" svg:width="3.387cm" svg:height="0.768cm" svg:x="-1.66cm" svg:y="13.945cm"><text:p text:style-name="P2">REGISTERED</text:p></draw:rect><draw:custom-shape text:anchor-type="paragraph" draw:z-index="142" draw:style-name="gr6" svg:width="0.636cm" svg:height="1.796cm" svg:x="8.606cm" svg:y="4.6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43" draw:style-name="gr7" draw:text-style-name="P2" svg:width="3.811cm" svg:height="0.953cm" svg:x="6.966cm" svg:y="6.511cm"><text:p text:style-name="P2">ENTER</text:p><text:p text:style-name="P2">DETAIL</text:p></draw:rect><draw:custom-shape text:anchor-type="paragraph" draw:z-index="144" draw:style-name="gr6" svg:width="0.583cm" svg:height="1.244cm" svg:x="8.738cm" svg:y="7.4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45" draw:style-name="gr7" draw:text-style-name="P2" svg:width="2.805cm" svg:height="0.715cm" svg:x="7.654cm" svg:y="8.707cm"><text:p text:style-name="P2">OTP</text:p></draw:rect><draw:custom-shape text:anchor-type="paragraph" draw:z-index="146" draw:style-name="gr6" svg:width="0.556cm" svg:height="1.694cm" svg:x="8.738cm" svg:y="9.42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47" draw:style-name="gr7" draw:text-style-name="P3" svg:width="4.315cm" svg:height="0.902cm" svg:x="6.86cm" svg:y="11.194cm"><text:p text:style-name="P3">CONFIRMATION</text:p></draw:rect><draw:custom-shape text:anchor-type="paragraph" draw:z-index="148" draw:style-name="gr6" svg:width="0.821cm" svg:height="1.692cm" svg:x="8.553cm" svg:y="12.09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49" draw:style-name="gr7" draw:text-style-name="P2" svg:width="3.837cm" svg:height="0.795cm" svg:x="7.098cm" svg:y="13.813cm"><text:p text:style-name="P2">REGISTERED</text:p></draw:rect><draw:custom-shape text:anchor-type="paragraph" draw:z-index="150" draw:style-name="gr6" svg:width="0.636cm" svg:height="1.721cm" svg:x="17.496cm" svg:y="4.6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51" draw:style-name="gr7" draw:text-style-name="P2" svg:width="2.647cm" svg:height="1.059cm" svg:x="16.353cm" svg:y="6.325cm"><text:p text:style-name="P2">ENTER</text:p><text:p text:style-name="P2">DETAIL</text:p></draw:rect><draw:custom-shape text:anchor-type="paragraph" draw:z-index="152" draw:style-name="gr6" svg:width="0.636cm" svg:height="1.324cm" svg:x="17.496cm" svg:y="7.38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53" draw:style-name="gr7" draw:text-style-name="P3" svg:width="2.169cm" svg:height="0.879cm" svg:x="16.678cm" svg:y="8.733cm"><text:p text:style-name="P3">OTP</text:p></draw:rect><draw:custom-shape text:anchor-type="paragraph" draw:z-index="154" draw:style-name="gr6" draw:text-style-name="P4" svg:width="0.622cm" svg:height="1.542cm" svg:x="17.443cm" svg:y="9.61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55" draw:style-name="gr7" draw:text-style-name="P2" svg:width="3.195cm" svg:height="1.165cm" svg:x="15.804cm" svg:y="11.167cm"><text:p text:style-name="P2">CONFIRMATION</text:p></draw:rect><draw:custom-shape text:anchor-type="paragraph" draw:z-index="156" draw:style-name="gr6" svg:width="0.583cm" svg:height="1.403cm" svg:x="17.522cm" svg:y="12.33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57" draw:style-name="gr7" draw:text-style-name="P2" svg:width="2.798cm" svg:height="0.98cm" svg:x="16.201cm" svg:y="13.734cm"><text:p text:style-name="P2">REGISTERED</text:p></draw:rect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04:14:53.797740112</meta:creation-date>
    <dc:date>2015-08-17T16:10:15.289347859</dc:date>
    <meta:editing-duration>PT2H22M22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4" meta:paragraph-count="1" meta:word-count="0" meta:character-count="1" meta:non-whitespace-character-count="0"/>
  </office:meta>
</office:document-meta>
</file>